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54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71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4"><text:tab/>if seeproxbox=0</text:p>
      <text:p text:style-name="P3">proximitycollide</text:p>
      <text:p text:style-name="P54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72">pickupcoins</text:p>
      <text:p text:style-name="P72"><text:tab/>ld a,(pickup)</text:p>
      <text:p text:style-name="P71"><text:tab/>and a</text:p>
      <text:p text:style-name="P71"><text:tab/>ret z</text:p>
      <text:p text:style-name="P71"><text:tab/>ld b,totalcoins</text:p>
      <text:p text:style-name="P71"><text:tab/>ld ix,cointable</text:p>
      <text:p text:style-name="P72">testpickupcoin</text:p>
      <text:p text:style-name="P72"><text:tab/>ld a,(roomno)</text:p>
      <text:p text:style-name="P71"><text:tab/>cp (ix+2)</text:p>
      <text:p text:style-name="P71"><text:tab/>jr nz,nocoinhere</text:p>
      <text:p text:style-name="P73"><text:tab/>push bc</text:p>
      <text:p text:style-name="P3"><text:tab/>xor a</text:p>
      <text:p text:style-name="P3"><text:tab/>call collidewithdizzy3</text:p>
      <text:p text:style-name="P3"><text:tab/>jr nc,notovercoin</text:p>
      <text:p text:style-name="P71"><text:tab/>set 7,(ix+2)</text:p>
      <text:p text:style-name="P71"><text:tab/>call addtocoins</text:p>
      <text:p text:style-name="P71"><text:tab/>xor a</text:p>
      <text:p text:style-name="P71"><text:tab/>ld (pickup),a</text:p>
      <text:p text:style-name="P73"><text:tab/>push ix</text:p>
      <text:p text:style-name="P73"><text:tab/>ld a,5</text:p>
      <text:p text:style-name="P73"><text:tab/>call starttune</text:p>
      <text:p text:style-name="P71"><text:tab/>ld hl,youfoundcoinmess</text:p>
      <text:p text:style-name="P71"><text:tab/>call windowrou</text:p>
      <text:p text:style-name="P73"><text:tab/>pop ix</text:p>
      <text:p text:style-name="P72">notovercoin</text:p>
      <text:p text:style-name="P74"><text:tab/>pop bc</text:p>
      <text:p text:style-name="P72">nocoinhere</text:p>
      <text:p text:style-name="P72"><text:tab/>ld de,3</text:p>
      <text:p text:style-name="P71"><text:tab/>add ix,de</text:p>
      <text:p text:style-name="P71"><text:tab/>djnz testpickupcoin</text:p>
      <text:p text:style-name="P71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5"><text:tab/>pop hl</text:p>
      <text:p text:style-name="P54"><text:tab/>ld hl,lookatpicturemess</text:p>
      <text:p text:style-name="P54"><text:tab/>if computer=spectrum</text:p>
      <text:p text:style-name="P3"><text:tab/>ld a,1</text:p>
      <text:p text:style-name="P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jp dotreasurepic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40"><text:tab/>if seecoins=0</text:p>
      <text:p text:style-name="P16"><text:tab/>call putcoinsinroom</text:p>
      <text:p text:style-name="P16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1T13:31:28.951370502</dc:date>
    <meta:editing-duration>P1DT22H39M41S</meta:editing-duration>
    <meta:editing-cycles>155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